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3141e" officeooo:paragraph-rsid="0023141e"/>
    </style:style>
    <style:style style:name="P2" style:family="paragraph" style:parent-style-name="Standard">
      <style:text-properties officeooo:rsid="0023359e" officeooo:paragraph-rsid="0023359e"/>
    </style:style>
    <style:style style:name="P3" style:family="paragraph" style:parent-style-name="Standard">
      <style:text-properties officeooo:rsid="0023359e" officeooo:paragraph-rsid="002874c3"/>
    </style:style>
    <style:style style:name="P4" style:family="paragraph" style:parent-style-name="Standard">
      <style:text-properties officeooo:rsid="00247dcf" officeooo:paragraph-rsid="00247dcf"/>
    </style:style>
    <style:style style:name="P5" style:family="paragraph" style:parent-style-name="Standard">
      <style:text-properties officeooo:rsid="00255b5a" officeooo:paragraph-rsid="00255b5a"/>
    </style:style>
    <style:style style:name="T1" style:family="text">
      <style:text-properties officeooo:rsid="00247dcf"/>
    </style:style>
    <style:style style:name="T2" style:family="text">
      <style:text-properties officeooo:rsid="00255b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moving</text:p>
      <text:p text:style-name="P1"/>
      <text:p text:style-name="P1">Hey there, in this video we will cover removing elements from a range. </text:p>
      <text:p text:style-name="P1"/>
      <text:p text:style-name="P2">Lets jump right in a look at the function signatures of the common remove functions. We have the std::remove which will remove any element that matches the value and std::remove_if that takes in a predicate. </text:p>
      <text:p text:style-name="P2"/>
      <text:p text:style-name="P2">We also have a remove_copy and remove_copy_if that will make a copy and exclude those elements <text:span text:style-name="T1">that match the value or</text:span> that meet some criteria defined by the predicate. </text:p>
      <text:p text:style-name="P2"/>
      <text:p text:style-name="P4">It should be noted however that the items are not really removed by the std::remove functions, instead they are shifted down and the end iterator is put in front of them. Usually a call to std::remove is followed by a call to the containers erase method with the new end iterator position returned from the remove function. This will actually perform the removal. </text:p>
      <text:p text:style-name="P4"/>
      <text:p text:style-name="P3"><text:span text:style-name="T1">You might be wondering what the difference between copy_if and remove_copy_if are. The main difference is that copy_if will only copy those elements where the predicate returns true, and remove_copy_if will only copy those elements where the predicate returns false. Please make sure that the source and destination don’t overlap. Lets get into an example and see how it works</text:span></text:p>
      <text:p text:style-name="P4"/>
      <text:p text:style-name="P5">&lt;remove.cpp&gt;</text:p>
      <text:p text:style-name="P5"/>
      <text:p text:style-name="P5">In the next video we will begin looking at sorting and gathe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2-26T22:19:24.925318361</dc:date>
    <meta:editing-duration>PT3H12M33S</meta:editing-duration>
    <meta:editing-cycles>13</meta:editing-cycles>
    <meta:generator>LibreOffice/6.0.7.3$Linux_X86_64 LibreOffice_project/00m0$Build-3</meta:generator>
    <meta:document-statistic meta:table-count="0" meta:image-count="0" meta:object-count="0" meta:page-count="1" meta:paragraph-count="8" meta:word-count="214" meta:character-count="1274" meta:non-whitespace-character-count="1063"/>
  </office:meta>
</office:document-meta>
</file>